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2" calcext:value-type="float">
            <text:p>0.030120140537698</text:p>
          </table:table-cell>
          <table:table-cell office:value-type="float" office:value="0.0161115140627756" calcext:value-type="float">
            <text:p>0.016111514062776</text:p>
          </table:table-cell>
          <table:table-cell office:value-type="float" office:value="0.00198148319277171" calcext:value-type="float">
            <text:p>0.001981483192772</text:p>
          </table:table-cell>
          <table:table-cell office:value-type="float" office:value="-0.0000088519276212664" calcext:value-type="float">
            <text:p>-0.000008851927621</text:p>
          </table:table-cell>
          <table:table-cell office:value-type="float" office:value="-0.000295213256153794" calcext:value-type="float">
            <text:p>-0.000295213256154</text:p>
          </table:table-cell>
          <table:table-cell office:value-type="float" office:value="0.0111133511680386" calcext:value-type="float">
            <text:p>0.011113351168039</text:p>
          </table:table-cell>
          <table:table-cell office:value-type="float" office:value="-0.00176625385875048" calcext:value-type="float">
            <text:p>-0.001766253858750</text:p>
          </table:table-cell>
          <table:table-cell office:value-type="float" office:value="-0.000109559564358433" calcext:value-type="float">
            <text:p>-0.000109559564358</text:p>
          </table:table-cell>
          <table:table-cell office:value-type="float" office:value="0.000000901270298620866" calcext:value-type="float">
            <text:p>0.000000901270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87" calcext:value-type="float">
            <text:p>0.009343072218789</text:p>
          </table:table-cell>
          <table:table-cell office:value-type="float" office:value="0.00105870720564597" calcext:value-type="float">
            <text:p>0.001058707205646</text:p>
          </table:table-cell>
          <table:table-cell office:value-type="float" office:value="-0.00000327237559744416" calcext:value-type="float">
            <text:p>-0.000003272375597</text:p>
          </table:table-cell>
          <table:table-cell office:value-type="float" office:value="-0.000159963799969942" calcext:value-type="float">
            <text:p>-0.000159963799970</text:p>
          </table:table-cell>
          <table:table-cell office:value-type="float" office:value="0.00795217368780912" calcext:value-type="float">
            <text:p>0.007952173687809</text:p>
          </table:table-cell>
          <table:table-cell office:value-type="float" office:value="-0.00103554562664284" calcext:value-type="float">
            <text:p>-0.001035545626643</text:p>
          </table:table-cell>
          <table:table-cell office:value-type="float" office:value="-0.0000449193498392806" calcext:value-type="float">
            <text:p>-0.000044919349839</text:p>
          </table:table-cell>
          <table:table-cell office:value-type="float" office:value="0.000000290455425717843" calcext:value-type="float">
            <text:p>0.00000029045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2" calcext:value-type="float">
            <text:p>0.024293758562168</text:p>
          </table:table-cell>
          <table:table-cell office:value-type="float" office:value="0.0113159096278827" calcext:value-type="float">
            <text:p>0.011315909627883</text:p>
          </table:table-cell>
          <table:table-cell office:value-type="float" office:value="0.00125304400075645" calcext:value-type="float">
            <text:p>0.001253044000756</text:p>
          </table:table-cell>
          <table:table-cell office:value-type="float" office:value="-0.0000047181975651871" calcext:value-type="float">
            <text:p>-0.000004718197565</text:p>
          </table:table-cell>
          <table:table-cell office:value-type="float" office:value="-0.000195294757365243" calcext:value-type="float">
            <text:p>-0.000195294757365</text:p>
          </table:table-cell>
          <table:table-cell office:value-type="float" office:value="0.00902558256263558" calcext:value-type="float">
            <text:p>0.009025582562636</text:p>
          </table:table-cell>
          <table:table-cell office:value-type="float" office:value="-0.00125785820339079" calcext:value-type="float">
            <text:p>-0.001257858203391</text:p>
          </table:table-cell>
          <table:table-cell office:value-type="float" office:value="-0.0000564810631603584" calcext:value-type="float">
            <text:p>-0.000056481063160</text:p>
          </table:table-cell>
          <table:table-cell office:value-type="float" office:value="0.000000392384813191667" calcext:value-type="float">
            <text:p>0.000000392384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28" calcext:value-type="float">
            <text:p>0.020487233825643</text:p>
          </table:table-cell>
          <table:table-cell office:value-type="float" office:value="0.00796396366402385" calcext:value-type="float">
            <text:p>0.007963963664024</text:p>
          </table:table-cell>
          <table:table-cell office:value-type="float" office:value="0.00089112174303199" calcext:value-type="float">
            <text:p>0.000891121743032</text:p>
          </table:table-cell>
          <table:table-cell office:value-type="float" office:value="-0.00000237353047396632" calcext:value-type="float">
            <text:p>-0.000002373530474</text:p>
          </table:table-cell>
          <table:table-cell office:value-type="float" office:value="-0.000127528008845192" calcext:value-type="float">
            <text:p>-0.000127528008845</text:p>
          </table:table-cell>
          <table:table-cell office:value-type="float" office:value="0.00715735694490424" calcext:value-type="float">
            <text:p>0.007157356944904</text:p>
          </table:table-cell>
          <table:table-cell office:value-type="float" office:value="-0.000884105240123982" calcext:value-type="float">
            <text:p>-0.000884105240124</text:p>
          </table:table-cell>
          <table:table-cell office:value-type="float" office:value="-0.0000341015355066642" calcext:value-type="float">
            <text:p>-0.000034101535507</text:p>
          </table:table-cell>
          <table:table-cell office:value-type="float" office:value="0.000000203356188768263" calcext:value-type="float">
            <text:p>0.0000002033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48" calcext:value-type="float">
            <text:p>0.026071140498095</text:p>
          </table:table-cell>
          <table:table-cell office:value-type="float" office:value="0.0112518969446205" calcext:value-type="float">
            <text:p>0.011251896944621</text:p>
          </table:table-cell>
          <table:table-cell office:value-type="float" office:value="0.00293282312224213" calcext:value-type="float">
            <text:p>0.002932823122242</text:p>
          </table:table-cell>
          <table:table-cell office:value-type="float" office:value="0.0000107776266070148" calcext:value-type="float">
            <text:p>0.000010777626607</text:p>
          </table:table-cell>
          <table:table-cell office:value-type="float" office:value="0.000192425761327393" calcext:value-type="float">
            <text:p>0.000192425761327</text:p>
          </table:table-cell>
          <table:table-cell office:value-type="float" office:value="0.00727990872505364" calcext:value-type="float">
            <text:p>0.007279908725054</text:p>
          </table:table-cell>
          <table:table-cell office:value-type="float" office:value="-0.00103988422779729" calcext:value-type="float">
            <text:p>-0.001039884227797</text:p>
          </table:table-cell>
          <table:table-cell office:value-type="float" office:value="-0.00000830652064321595" calcext:value-type="float">
            <text:p>-0.000008306520643</text:p>
          </table:table-cell>
          <table:table-cell office:value-type="float" office:value="0.000000373726639812934" calcext:value-type="float">
            <text:p>0.000000373726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3" calcext:value-type="float">
            <text:p>0.026834136325802</text:p>
          </table:table-cell>
          <table:table-cell office:value-type="float" office:value="0.0109542134453991" calcext:value-type="float">
            <text:p>0.010954213445399</text:p>
          </table:table-cell>
          <table:table-cell office:value-type="float" office:value="0.00173908636438495" calcext:value-type="float">
            <text:p>0.001739086364385</text:p>
          </table:table-cell>
          <table:table-cell office:value-type="float" office:value="0.000000443301958750314" calcext:value-type="float">
            <text:p>0.000000443301959</text:p>
          </table:table-cell>
          <table:table-cell office:value-type="float" office:value="-0.0000618684882683172" calcext:value-type="float">
            <text:p>-0.000061868488268</text:p>
          </table:table-cell>
          <table:table-cell office:value-type="float" office:value="0.00838148841317548" calcext:value-type="float">
            <text:p>0.008381488413175</text:p>
          </table:table-cell>
          <table:table-cell office:value-type="float" office:value="-0.00115189088512677" calcext:value-type="float">
            <text:p>-0.001151890885127</text:p>
          </table:table-cell>
          <table:table-cell office:value-type="float" office:value="-0.0000990543822217942" calcext:value-type="float">
            <text:p>-0.000099054382222</text:p>
          </table:table-cell>
          <table:table-cell office:value-type="float" office:value="0.000000300232409023765" calcext:value-type="float">
            <text:p>0.000000300232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85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03" calcext:value-type="float">
            <text:p>0.001306943175728</text:p>
          </table:table-cell>
          <table:table-cell office:value-type="float" office:value="-0.0000024929735951" calcext:value-type="float">
            <text:p>-0.000002492973595</text:p>
          </table:table-cell>
          <table:table-cell office:value-type="float" office:value="-0.000126235738143913" calcext:value-type="float">
            <text:p>-0.000126235738144</text:p>
          </table:table-cell>
          <table:table-cell office:value-type="float" office:value="0.00831003242631805" calcext:value-type="float">
            <text:p>0.008310032426318</text:p>
          </table:table-cell>
          <table:table-cell office:value-type="float" office:value="-0.00112800769084324" calcext:value-type="float">
            <text:p>-0.001128007690843</text:p>
          </table:table-cell>
          <table:table-cell office:value-type="float" office:value="-0.0000319793994680534" calcext:value-type="float">
            <text:p>-0.000031979399468</text:p>
          </table:table-cell>
          <table:table-cell office:value-type="float" office:value="0.000000330545411809639" calcext:value-type="float">
            <text:p>0.00000033054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4" calcext:value-type="float">
            <text:p>0.026925410767583</text:p>
          </table:table-cell>
          <table:table-cell office:value-type="float" office:value="0.0102472194057794" calcext:value-type="float">
            <text:p>0.010247219405779</text:p>
          </table:table-cell>
          <table:table-cell office:value-type="float" office:value="0.00132620519471624" calcext:value-type="float">
            <text:p>0.001326205194716</text:p>
          </table:table-cell>
          <table:table-cell office:value-type="float" office:value="-0.00000127979218684787" calcext:value-type="float">
            <text:p>-0.000001279792187</text:p>
          </table:table-cell>
          <table:table-cell office:value-type="float" office:value="-0.000104162839191848" calcext:value-type="float">
            <text:p>-0.000104162839192</text:p>
          </table:table-cell>
          <table:table-cell office:value-type="float" office:value="0.00846560727608243" calcext:value-type="float">
            <text:p>0.008465607276082</text:p>
          </table:table-cell>
          <table:table-cell office:value-type="float" office:value="-0.00111512677638289" calcext:value-type="float">
            <text:p>-0.001115126776383</text:p>
          </table:table-cell>
          <table:table-cell office:value-type="float" office:value="-0.0000851149095587898" calcext:value-type="float">
            <text:p>-0.000085114909559</text:p>
          </table:table-cell>
          <table:table-cell office:value-type="float" office:value="0.00000018384459862233" calcext:value-type="float">
            <text:p>0.000000183844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07" calcext:value-type="float">
            <text:p>0.005476040206097</text:p>
          </table:table-cell>
          <table:table-cell office:value-type="float" office:value="-0.0000901495675195566" calcext:value-type="float">
            <text:p>-0.000090149567520</text:p>
          </table:table-cell>
          <table:table-cell office:value-type="float" office:value="-0.00128652055530384" calcext:value-type="float">
            <text:p>-0.001286520555304</text:p>
          </table:table-cell>
          <table:table-cell office:value-type="float" office:value="0.0238538917409777" calcext:value-type="float">
            <text:p>0.023853891740978</text:p>
          </table:table-cell>
          <table:table-cell office:value-type="float" office:value="-0.00550188708902299" calcext:value-type="float">
            <text:p>-0.005501887089023</text:p>
          </table:table-cell>
          <table:table-cell office:value-type="float" office:value="-0.000421529476184196" calcext:value-type="float">
            <text:p>-0.000421529476184</text:p>
          </table:table-cell>
          <table:table-cell office:value-type="float" office:value="0.0000075905233231735" calcext:value-type="float">
            <text:p>0.00000759052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2" calcext:value-type="float">
            <text:p>0.024577453794214</text:p>
          </table:table-cell>
          <table:table-cell office:value-type="float" office:value="0.0111087810606262" calcext:value-type="float">
            <text:p>0.011108781060626</text:p>
          </table:table-cell>
          <table:table-cell office:value-type="float" office:value="0.00146916072729683" calcext:value-type="float">
            <text:p>0.001469160727297</text:p>
          </table:table-cell>
          <table:table-cell office:value-type="float" office:value="-0.00000210359290284197" calcext:value-type="float">
            <text:p>-0.000002103592903</text:p>
          </table:table-cell>
          <table:table-cell office:value-type="float" office:value="-0.000125754080882518" calcext:value-type="float">
            <text:p>-0.000125754080883</text:p>
          </table:table-cell>
          <table:table-cell office:value-type="float" office:value="0.00871632260175837" calcext:value-type="float">
            <text:p>0.008716322601758</text:p>
          </table:table-cell>
          <table:table-cell office:value-type="float" office:value="-0.00120495254166618" calcext:value-type="float">
            <text:p>-0.001204952541666</text:p>
          </table:table-cell>
          <table:table-cell office:value-type="float" office:value="-0.0000331896857358406" calcext:value-type="float">
            <text:p>-0.000033189685736</text:p>
          </table:table-cell>
          <table:table-cell office:value-type="float" office:value="0.000000316294291125402" calcext:value-type="float">
            <text:p>0.00000031629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3" calcext:value-type="float">
            <text:p>0.035057220903767</text:p>
          </table:table-cell>
          <table:table-cell office:value-type="float" office:value="0.0234800049268112" calcext:value-type="float">
            <text:p>0.023480004926811</text:p>
          </table:table-cell>
          <table:table-cell office:value-type="float" office:value="0.00260263266731732" calcext:value-type="float">
            <text:p>0.002602632667317</text:p>
          </table:table-cell>
          <table:table-cell office:value-type="float" office:value="-0.0000200391366639575" calcext:value-type="float">
            <text:p>-0.000020039136664</text:p>
          </table:table-cell>
          <table:table-cell office:value-type="float" office:value="-0.000481504060430351" calcext:value-type="float">
            <text:p>-0.000481504060430</text:p>
          </table:table-cell>
          <table:table-cell office:value-type="float" office:value="0.0145537268256936" calcext:value-type="float">
            <text:p>0.014553726825694</text:p>
          </table:table-cell>
          <table:table-cell office:value-type="float" office:value="-0.00260967153243673" calcext:value-type="float">
            <text:p>-0.002609671532437</text:p>
          </table:table-cell>
          <table:table-cell office:value-type="float" office:value="-0.000165300403845117" calcext:value-type="float">
            <text:p>-0.000165300403845</text:p>
          </table:table-cell>
          <table:table-cell office:value-type="float" office:value="0.00000165809943131822" calcext:value-type="float">
            <text:p>0.000001658099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19" calcext:value-type="float">
            <text:p>0.057813016326062</text:p>
          </table:table-cell>
          <table:table-cell office:value-type="float" office:value="0.00642276868601771" calcext:value-type="float">
            <text:p>0.006422768686018</text:p>
          </table:table-cell>
          <table:table-cell office:value-type="float" office:value="-0.000123752664589272" calcext:value-type="float">
            <text:p>-0.000123752664589</text:p>
          </table:table-cell>
          <table:table-cell office:value-type="float" office:value="-0.00160006851734439" calcext:value-type="float">
            <text:p>-0.001600068517344</text:p>
          </table:table-cell>
          <table:table-cell office:value-type="float" office:value="0.0264494302733484" calcext:value-type="float">
            <text:p>0.026449430273348</text:p>
          </table:table-cell>
          <table:table-cell office:value-type="float" office:value="-0.00642378095500552" calcext:value-type="float">
            <text:p>-0.006423780955006</text:p>
          </table:table-cell>
          <table:table-cell office:value-type="float" office:value="-0.000510612172545021" calcext:value-type="float">
            <text:p>-0.000510612172545</text:p>
          </table:table-cell>
          <table:table-cell office:value-type="float" office:value="0.0000106418994266546" calcext:value-type="float">
            <text:p>0.000010641899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2" calcext:value-type="float">
            <text:p>0.024540879675029</text:p>
          </table:table-cell>
          <table:table-cell office:value-type="float" office:value="0.0112655383326443" calcext:value-type="float">
            <text:p>0.011265538332644</text:p>
          </table:table-cell>
          <table:table-cell office:value-type="float" office:value="0.00127594418257865" calcext:value-type="float">
            <text:p>0.001275944182579</text:p>
          </table:table-cell>
          <table:table-cell office:value-type="float" office:value="-0.00000440310062336174" calcext:value-type="float">
            <text:p>-0.000004403100623</text:p>
          </table:table-cell>
          <table:table-cell office:value-type="float" office:value="-0.00018924016997958" calcext:value-type="float">
            <text:p>-0.000189240169980</text:p>
          </table:table-cell>
          <table:table-cell office:value-type="float" office:value="0.00898800859908505" calcext:value-type="float">
            <text:p>0.008988008599085</text:p>
          </table:table-cell>
          <table:table-cell office:value-type="float" office:value="-0.0012486992687582" calcext:value-type="float">
            <text:p>-0.001248699268758</text:p>
          </table:table-cell>
          <table:table-cell office:value-type="float" office:value="-0.0000655087084459169" calcext:value-type="float">
            <text:p>-0.000065508708446</text:p>
          </table:table-cell>
          <table:table-cell office:value-type="float" office:value="0.000000404312280273304" calcext:value-type="float">
            <text:p>0.000000404312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3" calcext:value-type="float">
            <text:p>0.038935466484093</text:p>
          </table:table-cell>
          <table:table-cell office:value-type="float" office:value="0.0139741594851619" calcext:value-type="float">
            <text:p>0.013974159485162</text:p>
          </table:table-cell>
          <table:table-cell office:value-type="float" office:value="0.00159544651830881" calcext:value-type="float">
            <text:p>0.001595446518309</text:p>
          </table:table-cell>
          <table:table-cell office:value-type="float" office:value="-0.00000334353259879488" calcext:value-type="float">
            <text:p>-0.000003343532599</text:p>
          </table:table-cell>
          <table:table-cell office:value-type="float" office:value="-0.000185380336416073" calcext:value-type="float">
            <text:p>-0.000185380336416</text:p>
          </table:table-cell>
          <table:table-cell office:value-type="float" office:value="0.0108518204178701" calcext:value-type="float">
            <text:p>0.010851820417870</text:p>
          </table:table-cell>
          <table:table-cell office:value-type="float" office:value="-0.00154733912085663" calcext:value-type="float">
            <text:p>-0.001547339120857</text:p>
          </table:table-cell>
          <table:table-cell office:value-type="float" office:value="-0.000128323894434155" calcext:value-type="float">
            <text:p>-0.000128323894434</text:p>
          </table:table-cell>
          <table:table-cell office:value-type="float" office:value="0.000000124354256290266" calcext:value-type="float">
            <text:p>0.000000124354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57" calcext:value-type="float">
            <text:p>0.025094967056696</text:p>
          </table:table-cell>
          <table:table-cell office:value-type="float" office:value="0.0113456253633162" calcext:value-type="float">
            <text:p>0.011345625363316</text:p>
          </table:table-cell>
          <table:table-cell office:value-type="float" office:value="0.00152913882840539" calcext:value-type="float">
            <text:p>0.001529138828405</text:p>
          </table:table-cell>
          <table:table-cell office:value-type="float" office:value="-0.00000231180763109165" calcext:value-type="float">
            <text:p>-0.000002311807631</text:p>
          </table:table-cell>
          <table:table-cell office:value-type="float" office:value="-0.000137420396398659" calcext:value-type="float">
            <text:p>-0.000137420396399</text:p>
          </table:table-cell>
          <table:table-cell office:value-type="float" office:value="0.00879477366340145" calcext:value-type="float">
            <text:p>0.008794773663401</text:p>
          </table:table-cell>
          <table:table-cell office:value-type="float" office:value="-0.00122706081686385" calcext:value-type="float">
            <text:p>-0.001227060816864</text:p>
          </table:table-cell>
          <table:table-cell office:value-type="float" office:value="-0.0000319226014598394" calcext:value-type="float">
            <text:p>-0.000031922601460</text:p>
          </table:table-cell>
          <table:table-cell office:value-type="float" office:value="0.00000036901145531302" calcext:value-type="float">
            <text:p>0.00000036901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38" calcext:value-type="float">
            <text:p>0.035414778846774</text:p>
          </table:table-cell>
          <table:table-cell office:value-type="float" office:value="0.0230802833496463" calcext:value-type="float">
            <text:p>0.023080283349646</text:p>
          </table:table-cell>
          <table:table-cell office:value-type="float" office:value="0.00323351240782967" calcext:value-type="float">
            <text:p>0.003233512407830</text:p>
          </table:table-cell>
          <table:table-cell office:value-type="float" office:value="-0.0000133343170378501" calcext:value-type="float">
            <text:p>-0.000013334317038</text:p>
          </table:table-cell>
          <table:table-cell office:value-type="float" office:value="-0.000347019454131756" calcext:value-type="float">
            <text:p>-0.000347019454132</text:p>
          </table:table-cell>
          <table:table-cell office:value-type="float" office:value="0.0136487700278577" calcext:value-type="float">
            <text:p>0.013648770027858</text:p>
          </table:table-cell>
          <table:table-cell office:value-type="float" office:value="-0.00248084636772707" calcext:value-type="float">
            <text:p>-0.002480846367727</text:p>
          </table:table-cell>
          <table:table-cell office:value-type="float" office:value="-0.0000819782756492657" calcext:value-type="float">
            <text:p>-0.000081978275649</text:p>
          </table:table-cell>
          <table:table-cell office:value-type="float" office:value="0.00000220683361402196" calcext:value-type="float">
            <text:p>0.00000220683361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3:.B18])" office:value-type="float" office:value="0.272812494371657" calcext:value-type="float">
            <text:p>0.272812494371657</text:p>
          </table:table-cell>
          <table:table-cell table:style-name="Default" table:formula="of:=AVERAGE([.C3:.C18])" office:value-type="float" office:value="0.0313710481685459" calcext:value-type="float">
            <text:p>0.031371048168546</text:p>
          </table:table-cell>
          <table:table-cell table:style-name="Default" table:formula="of:=AVERAGE([.D3:.D18])" office:value-type="float" office:value="0.0180673337396433" calcext:value-type="float">
            <text:p>0.018067333739643</text:p>
          </table:table-cell>
          <table:table-cell table:style-name="Default" table:formula="of:=AVERAGE([.E3:.E18])" office:value-type="float" office:value="0.00225587863894556" calcext:value-type="float">
            <text:p>0.002255878638946</text:p>
          </table:table-cell>
          <table:table-cell table:style-name="Default" table:formula="of:=AVERAGE([.F3:.F18])" office:value-type="float" office:value="-0.0000169503492525483" calcext:value-type="float">
            <text:p>-1.69503492525483E-05</text:p>
          </table:table-cell>
          <table:table-cell table:style-name="Default" table:formula="of:=AVERAGE([.G3:.G18])" office:value-type="float" office:value="-0.000326921793593626" calcext:value-type="float">
            <text:p>-0.000326921793594</text:p>
          </table:table-cell>
          <table:table-cell table:style-name="Default" table:formula="of:=AVERAGE([.H3:.H18])" office:value-type="float" office:value="0.0114713903346256" calcext:value-type="float">
            <text:p>0.011471390334626</text:p>
          </table:table-cell>
          <table:table-cell table:style-name="Default" table:formula="of:=AVERAGE([.I3:.I18])" office:value-type="float" office:value="-0.00197643188758722" calcext:value-type="float">
            <text:p>-0.001976431887587</text:p>
          </table:table-cell>
          <table:table-cell table:style-name="Default" table:formula="of:=AVERAGE([.J3:.J18])" office:value-type="float" office:value="-0.000119242621440996" calcext:value-type="float">
            <text:p>-0.000119242621441</text:p>
          </table:table-cell>
          <table:table-cell table:style-name="Default" table:formula="of:=AVERAGE([.K3:.K18])" office:value-type="float" office:value="0.0000016429464914836" calcext:value-type="float">
            <text:p>1.6429464914836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3:.B18])" office:value-type="float" office:value="0.0549419322243694" calcext:value-type="float">
            <text:p>0.054941932224369</text:p>
          </table:table-cell>
          <table:table-cell table:style-name="Default" table:formula="of:=STDEV([.C3:.C18])" office:value-type="float" office:value="0.01184318657221" calcext:value-type="float">
            <text:p>0.01184318657221</text:p>
          </table:table-cell>
          <table:table-cell table:style-name="Default" table:formula="of:=STDEV([.D3:.D18])" office:value-type="float" office:value="0.0146603139963418" calcext:value-type="float">
            <text:p>0.014660313996342</text:p>
          </table:table-cell>
          <table:table-cell table:style-name="Default" table:formula="of:=STDEV([.E3:.E18])" office:value-type="float" office:value="0.00159622027693618" calcext:value-type="float">
            <text:p>0.001596220276936</text:p>
          </table:table-cell>
          <table:table-cell table:style-name="Default" table:formula="of:=STDEV([.F3:.F18])" office:value-type="float" office:value="0.0000362450095779374" calcext:value-type="float">
            <text:p>3.62450095779374E-05</text:p>
          </table:table-cell>
          <table:table-cell table:style-name="Default" table:formula="of:=STDEV([.G3:.G18])" office:value-type="float" office:value="0.000461680765734522" calcext:value-type="float">
            <text:p>0.000461680765735</text:p>
          </table:table-cell>
          <table:table-cell table:style-name="Default" table:formula="of:=STDEV([.H3:.H18])" office:value-type="float" office:value="0.0057530652350707" calcext:value-type="float">
            <text:p>0.005753065235071</text:p>
          </table:table-cell>
          <table:table-cell table:style-name="Default" table:formula="of:=STDEV([.I3:.I18])" office:value-type="float" office:value="0.00164096016954282" calcext:value-type="float">
            <text:p>0.001640960169543</text:p>
          </table:table-cell>
          <table:table-cell table:style-name="Default" table:formula="of:=STDEV([.J3:.J18])" office:value-type="float" office:value="0.000142444561736707" calcext:value-type="float">
            <text:p>0.000142444561737</text:p>
          </table:table-cell>
          <table:table-cell table:style-name="Default" table:formula="of:=STDEV([.K3:.K18])" office:value-type="float" office:value="0.00000302409315879001" calcext:value-type="float">
            <text:p>3.02409315879001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21]/AVERAGE([.B3:.B18])" office:value-type="float" office:value="0.201390821013942" calcext:value-type="float">
            <text:p>0.201390821013942</text:p>
          </table:table-cell>
          <table:table-cell table:style-name="ce2" table:formula="of:=[.C21]/AVERAGE([.C3:.C18])" office:value-type="float" office:value="0.377519632387818" calcext:value-type="float">
            <text:p>0.377519632387818</text:p>
          </table:table-cell>
          <table:table-cell table:style-name="ce2" table:formula="of:=[.D21]/AVERAGE([.D3:.D18])" office:value-type="float" office:value="0.811426534075375" calcext:value-type="float">
            <text:p>0.811426534075375</text:p>
          </table:table-cell>
          <table:table-cell table:style-name="ce2" table:formula="of:=[.E21]/AVERAGE([.E3:.E18])" office:value-type="float" office:value="0.707582513251815" calcext:value-type="float">
            <text:p>0.707582513251815</text:p>
          </table:table-cell>
          <table:table-cell table:style-name="Default" table:formula="of:=[.F21]/AVERAGE([.F3:.F18])" office:value-type="float" office:value="-2.13830458817763" calcext:value-type="float">
            <text:p>-2.13830458817763</text:p>
          </table:table-cell>
          <table:table-cell table:style-name="Default" table:formula="of:=[.G21]/AVERAGE([.G3:.G18])" office:value-type="float" office:value="-1.4122055328878" calcext:value-type="float">
            <text:p>-1.4122055328878</text:p>
          </table:table-cell>
          <table:table-cell table:style-name="ce2" table:formula="of:=[.H21]/AVERAGE([.H3:.H18])" office:value-type="float" office:value="0.501514207715996" calcext:value-type="float">
            <text:p>0.501514207715996</text:p>
          </table:table-cell>
          <table:table-cell table:style-name="ce2" table:formula="of:=[.I21]/AVERAGE([.I3:.I18])" office:value-type="float" office:value="-0.830263961965354" calcext:value-type="float">
            <text:p>-0.830263961965354</text:p>
          </table:table-cell>
          <table:table-cell table:style-name="Default" table:formula="of:=[.J21]/AVERAGE([.J3:.J18])" office:value-type="float" office:value="-1.1945775765018" calcext:value-type="float">
            <text:p>-1.1945775765018</text:p>
          </table:table-cell>
          <table:table-cell table:style-name="Default" table:formula="of:=[.K21]/AVERAGE([.K3:.K18])" office:value-type="float" office:value="1.84065225158929" calcext:value-type="float">
            <text:p>1.84065225158929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75" calcext:value-type="float">
            <text:p>0.034039003225568</text:p>
          </table:table-cell>
          <table:table-cell office:value-type="float" office:value="0.0165026064958384" calcext:value-type="float">
            <text:p>0.016502606495838</text:p>
          </table:table-cell>
          <table:table-cell office:value-type="float" office:value="0.00182658039654312" calcext:value-type="float">
            <text:p>0.001826580396543</text:p>
          </table:table-cell>
          <table:table-cell office:value-type="float" office:value="-0.00000970043436710638" calcext:value-type="float">
            <text:p>-0.000009700434367</text:p>
          </table:table-cell>
          <table:table-cell office:value-type="float" office:value="-0.000328007498120108" calcext:value-type="float">
            <text:p>-0.000328007498120</text:p>
          </table:table-cell>
          <table:table-cell office:value-type="float" office:value="0.0117035997581536" calcext:value-type="float">
            <text:p>0.011703599758154</text:p>
          </table:table-cell>
          <table:table-cell office:value-type="float" office:value="-0.00183450326241191" calcext:value-type="float">
            <text:p>-0.001834503262412</text:p>
          </table:table-cell>
          <table:table-cell office:value-type="float" office:value="-0.000104372986768738" calcext:value-type="float">
            <text:p>-0.000104372986769</text:p>
          </table:table-cell>
          <table:table-cell office:value-type="float" office:value="0.000000714105599432066" calcext:value-type="float">
            <text:p>0.000000714105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35" calcext:value-type="float">
            <text:p>0.016378866101454</text:p>
          </table:table-cell>
          <table:table-cell office:value-type="float" office:value="0.0018524225265722" calcext:value-type="float">
            <text:p>0.001852422526572</text:p>
          </table:table-cell>
          <table:table-cell office:value-type="float" office:value="-0.00000941886872494671" calcext:value-type="float">
            <text:p>-0.000009418868725</text:p>
          </table:table-cell>
          <table:table-cell office:value-type="float" office:value="-0.000327967534644773" calcext:value-type="float">
            <text:p>-0.000327967534645</text:p>
          </table:table-cell>
          <table:table-cell office:value-type="float" office:value="0.0116296469783835" calcext:value-type="float">
            <text:p>0.011629646978384</text:p>
          </table:table-cell>
          <table:table-cell office:value-type="float" office:value="-0.00181580544686017" calcext:value-type="float">
            <text:p>-0.001815805446860</text:p>
          </table:table-cell>
          <table:table-cell office:value-type="float" office:value="-0.000104996635367587" calcext:value-type="float">
            <text:p>-0.000104996635368</text:p>
          </table:table-cell>
          <table:table-cell office:value-type="float" office:value="0.000000837749206173453" calcext:value-type="float">
            <text:p>0.000000837749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577745805379" calcext:value-type="float">
            <text:p>0.185777458053790</text:p>
          </table:table-cell>
          <table:table-cell office:value-type="float" office:value="0.0157576550176827" calcext:value-type="float">
            <text:p>0.015757655017683</text:p>
          </table:table-cell>
          <table:table-cell office:value-type="float" office:value="0.00408704724566176" calcext:value-type="float">
            <text:p>0.004087047245662</text:p>
          </table:table-cell>
          <table:table-cell office:value-type="float" office:value="0.00045130733333652" calcext:value-type="float">
            <text:p>0.000451307333337</text:p>
          </table:table-cell>
          <table:table-cell office:value-type="float" office:value="-0.00000061108286114554" calcext:value-type="float">
            <text:p>-0.000000611082861</text:p>
          </table:table-cell>
          <table:table-cell office:value-type="float" office:value="-0.0000565604675855425" calcext:value-type="float">
            <text:p>-0.000056560467586</text:p>
          </table:table-cell>
          <table:table-cell office:value-type="float" office:value="0.00468890222581124" calcext:value-type="float">
            <text:p>0.004688902225811</text:p>
          </table:table-cell>
          <table:table-cell office:value-type="float" office:value="-0.000454467489040654" calcext:value-type="float">
            <text:p>-0.000454467489041</text:p>
          </table:table-cell>
          <table:table-cell office:value-type="float" office:value="-0.0000142654179336254" calcext:value-type="float">
            <text:p>-0.000014265417934</text:p>
          </table:table-cell>
          <table:table-cell office:value-type="float" office:value="0.0000000504099834229196" calcext:value-type="float">
            <text:p>0.000000050409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75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06" calcext:value-type="float">
            <text:p>0.001522043345773</text:p>
          </table:table-cell>
          <table:table-cell office:value-type="float" office:value="-0.00000693288828672411" calcext:value-type="float">
            <text:p>-0.000006932888287</text:p>
          </table:table-cell>
          <table:table-cell office:value-type="float" office:value="-0.000268831299374937" calcext:value-type="float">
            <text:p>-0.000268831299375</text:p>
          </table:table-cell>
          <table:table-cell office:value-type="float" office:value="0.0103069488959072" calcext:value-type="float">
            <text:p>0.010306948895907</text:p>
          </table:table-cell>
          <table:table-cell office:value-type="float" office:value="-0.00151374666949249" calcext:value-type="float">
            <text:p>-0.001513746669492</text:p>
          </table:table-cell>
          <table:table-cell office:value-type="float" office:value="-0.0000696664458568123" calcext:value-type="float">
            <text:p>-0.000069666445857</text:p>
          </table:table-cell>
          <table:table-cell office:value-type="float" office:value="0.000000588848060441061" calcext:value-type="float">
            <text:p>0.000000588848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1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7973" calcext:value-type="float">
            <text:p>0.004164572191880</text:p>
          </table:table-cell>
          <table:table-cell office:value-type="float" office:value="0.0000218947932659119" calcext:value-type="float">
            <text:p>0.000021894793266</text:p>
          </table:table-cell>
          <table:table-cell office:value-type="float" office:value="0.000301667682352636" calcext:value-type="float">
            <text:p>0.000301667682353</text:p>
          </table:table-cell>
          <table:table-cell office:value-type="float" office:value="0.0104597717457316" calcext:value-type="float">
            <text:p>0.010459771745732</text:p>
          </table:table-cell>
          <table:table-cell office:value-type="float" office:value="-0.00170856014357391" calcext:value-type="float">
            <text:p>-0.001708560143574</text:p>
          </table:table-cell>
          <table:table-cell office:value-type="float" office:value="-0.0000235037068781528" calcext:value-type="float">
            <text:p>-0.000023503706878</text:p>
          </table:table-cell>
          <table:table-cell office:value-type="float" office:value="0.000000695845224460498" calcext:value-type="float">
            <text:p>0.000000695845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2" calcext:value-type="float">
            <text:p>0.050870903411282</text:p>
          </table:table-cell>
          <table:table-cell office:value-type="float" office:value="0.0303140113287027" calcext:value-type="float">
            <text:p>0.030314011328703</text:p>
          </table:table-cell>
          <table:table-cell office:value-type="float" office:value="0.00481091606581659" calcext:value-type="float">
            <text:p>0.004810916065817</text:p>
          </table:table-cell>
          <table:table-cell office:value-type="float" office:value="0.00000326595907009338" calcext:value-type="float">
            <text:p>0.000003265959070</text:p>
          </table:table-cell>
          <table:table-cell office:value-type="float" office:value="-0.000234370141388378" calcext:value-type="float">
            <text:p>-0.000234370141388</text:p>
          </table:table-cell>
          <table:table-cell office:value-type="float" office:value="0.0164996661986451" calcext:value-type="float">
            <text:p>0.016499666198645</text:p>
          </table:table-cell>
          <table:table-cell office:value-type="float" office:value="-0.00318788690786076" calcext:value-type="float">
            <text:p>-0.003187886907861</text:p>
          </table:table-cell>
          <table:table-cell office:value-type="float" office:value="-0.000386340069704306" calcext:value-type="float">
            <text:p>-0.000386340069704</text:p>
          </table:table-cell>
          <table:table-cell office:value-type="float" office:value="0.00000247555243937764" calcext:value-type="float">
            <text:p>0.000002475552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3" calcext:value-type="float">
            <text:p>0.015388986998806</text:p>
          </table:table-cell>
          <table:table-cell office:value-type="float" office:value="0.00665258162548279" calcext:value-type="float">
            <text:p>0.006652581625483</text:p>
          </table:table-cell>
          <table:table-cell office:value-type="float" office:value="0.00094489950126553" calcext:value-type="float">
            <text:p>0.000944899501266</text:p>
          </table:table-cell>
          <table:table-cell office:value-type="float" office:value="-0.000000775351727252663" calcext:value-type="float">
            <text:p>-0.000000775351727</text:p>
          </table:table-cell>
          <table:table-cell office:value-type="float" office:value="-0.0000597412167998769" calcext:value-type="float">
            <text:p>-0.000059741216800</text:p>
          </table:table-cell>
          <table:table-cell office:value-type="float" office:value="0.00598566616670013" calcext:value-type="float">
            <text:p>0.005985666166700</text:p>
          </table:table-cell>
          <table:table-cell office:value-type="float" office:value="-0.000713460265527157" calcext:value-type="float">
            <text:p>-0.000713460265527</text:p>
          </table:table-cell>
          <table:table-cell office:value-type="float" office:value="-0.0000146994096040335" calcext:value-type="float">
            <text:p>-0.000014699409604</text:p>
          </table:table-cell>
          <table:table-cell office:value-type="float" office:value="0.000000160205780062644" calcext:value-type="float">
            <text:p>0.000000160205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53269239984" calcext:value-type="float">
            <text:p>0.272532692399840</text:p>
          </table:table-cell>
          <table:table-cell office:value-type="float" office:value="0.0339361345632256" calcext:value-type="float">
            <text:p>0.033936134563226</text:p>
          </table:table-cell>
          <table:table-cell office:value-type="float" office:value="0.0136009578056599" calcext:value-type="float">
            <text:p>0.013600957805660</text:p>
          </table:table-cell>
          <table:table-cell office:value-type="float" office:value="0.00189381079984497" calcext:value-type="float">
            <text:p>0.001893810799845</text:p>
          </table:table-cell>
          <table:table-cell office:value-type="float" office:value="-0.00000159906542735673" calcext:value-type="float">
            <text:p>-0.000001599065427</text:p>
          </table:table-cell>
          <table:table-cell office:value-type="float" office:value="-0.000141847118566595" calcext:value-type="float">
            <text:p>-0.000141847118567</text:p>
          </table:table-cell>
          <table:table-cell office:value-type="float" office:value="0.01008448346587" calcext:value-type="float">
            <text:p>0.010084483465870</text:p>
          </table:table-cell>
          <table:table-cell office:value-type="float" office:value="-0.00146339337572686" calcext:value-type="float">
            <text:p>-0.001463393375727</text:p>
          </table:table-cell>
          <table:table-cell office:value-type="float" office:value="-0.000124717062506277" calcext:value-type="float">
            <text:p>-0.000124717062506</text:p>
          </table:table-cell>
          <table:table-cell office:value-type="float" office:value="0.000000418511047043632" calcext:value-type="float">
            <text:p>0.00000041851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36" calcext:value-type="float">
            <text:p>0.004187043972283</text:p>
          </table:table-cell>
          <table:table-cell office:value-type="float" office:value="0.000465184001699336" calcext:value-type="float">
            <text:p>0.000465184001699</text:p>
          </table:table-cell>
          <table:table-cell office:value-type="float" office:value="-0.000000647624052139354" calcext:value-type="float">
            <text:p>-0.000000647624052</text:p>
          </table:table-cell>
          <table:table-cell office:value-type="float" office:value="-0.0000594597710416652" calcext:value-type="float">
            <text:p>-0.000059459771042</text:p>
          </table:table-cell>
          <table:table-cell office:value-type="float" office:value="0.00476787094280384" calcext:value-type="float">
            <text:p>0.004767870942804</text:p>
          </table:table-cell>
          <table:table-cell office:value-type="float" office:value="-0.000465232496323003" calcext:value-type="float">
            <text:p>-0.000465232496323</text:p>
          </table:table-cell>
          <table:table-cell office:value-type="float" office:value="-0.0000145053396861748" calcext:value-type="float">
            <text:p>-0.000014505339686</text:p>
          </table:table-cell>
          <table:table-cell office:value-type="float" office:value="0.000000053315861874629" calcext:value-type="float">
            <text:p>0.000000053315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4" calcext:value-type="float">
            <text:p>0.040359655609764</text:p>
          </table:table-cell>
          <table:table-cell office:value-type="float" office:value="0.0223564053881345" calcext:value-type="float">
            <text:p>0.022356405388135</text:p>
          </table:table-cell>
          <table:table-cell office:value-type="float" office:value="0.00301672690282432" calcext:value-type="float">
            <text:p>0.003016726902824</text:p>
          </table:table-cell>
          <table:table-cell office:value-type="float" office:value="-0.00000905222567718885" calcext:value-type="float">
            <text:p>-0.000009052225677</text:p>
          </table:table-cell>
          <table:table-cell office:value-type="float" office:value="-0.000338653950804857" calcext:value-type="float">
            <text:p>-0.000338653950805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377" calcext:value-type="float">
            <text:p>-0.002417459810664</text:p>
          </table:table-cell>
          <table:table-cell office:value-type="float" office:value="-0.0000774770136593891" calcext:value-type="float">
            <text:p>-0.000077477013659</text:p>
          </table:table-cell>
          <table:table-cell office:value-type="float" office:value="0.00000147385575970966" calcext:value-type="float">
            <text:p>0.00000147385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4" calcext:value-type="float">
            <text:p>0.039091891546837</text:p>
          </table:table-cell>
          <table:table-cell office:value-type="float" office:value="0.0376096579853086" calcext:value-type="float">
            <text:p>0.037609657985309</text:p>
          </table:table-cell>
          <table:table-cell office:value-type="float" office:value="0.00427033411835738" calcext:value-type="float">
            <text:p>0.004270334118357</text:p>
          </table:table-cell>
          <table:table-cell office:value-type="float" office:value="-0.000053199390406203" calcext:value-type="float">
            <text:p>-0.000053199390406</text:p>
          </table:table-cell>
          <table:table-cell office:value-type="float" office:value="-0.000831842243467942" calcext:value-type="float">
            <text:p>-0.000831842243468</text:p>
          </table:table-cell>
          <table:table-cell office:value-type="float" office:value="0.0195315292625911" calcext:value-type="float">
            <text:p>0.019531529262591</text:p>
          </table:table-cell>
          <table:table-cell office:value-type="float" office:value="-0.00416741548336891" calcext:value-type="float">
            <text:p>-0.004167415483369</text:p>
          </table:table-cell>
          <table:table-cell office:value-type="float" office:value="-0.000317629897210144" calcext:value-type="float">
            <text:p>-0.000317629897210</text:p>
          </table:table-cell>
          <table:table-cell office:value-type="float" office:value="0.0000045616120815595" calcext:value-type="float">
            <text:p>0.000004561612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4" calcext:value-type="float">
            <text:p>0.016825558898447</text:p>
          </table:table-cell>
          <table:table-cell office:value-type="float" office:value="0.00453138370598123" calcext:value-type="float">
            <text:p>0.004531383705981</text:p>
          </table:table-cell>
          <table:table-cell office:value-type="float" office:value="0.000504354060548031" calcext:value-type="float">
            <text:p>0.000504354060548</text:p>
          </table:table-cell>
          <table:table-cell office:value-type="float" office:value="-0.000000761519981215383" calcext:value-type="float">
            <text:p>-0.000000761519981</text:p>
          </table:table-cell>
          <table:table-cell office:value-type="float" office:value="-0.0000653522251106342" calcext:value-type="float">
            <text:p>-0.000065352225111</text:p>
          </table:table-cell>
          <table:table-cell office:value-type="float" office:value="0.00500859453331107" calcext:value-type="float">
            <text:p>0.005008594533311</text:p>
          </table:table-cell>
          <table:table-cell office:value-type="float" office:value="-0.00050337870567915" calcext:value-type="float">
            <text:p>-0.000503378705679</text:p>
          </table:table-cell>
          <table:table-cell office:value-type="float" office:value="-0.0000160520615460859" calcext:value-type="float">
            <text:p>-0.000016052061546</text:p>
          </table:table-cell>
          <table:table-cell office:value-type="float" office:value="0.0000000623724842861737" calcext:value-type="float">
            <text:p>0.000000062372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1" calcext:value-type="float">
            <text:p>0.051207423068575</text:p>
          </table:table-cell>
          <table:table-cell office:value-type="float" office:value="0.0337947803904282" calcext:value-type="float">
            <text:p>0.033794780390428</text:p>
          </table:table-cell>
          <table:table-cell office:value-type="float" office:value="0.00370639903159928" calcext:value-type="float">
            <text:p>0.003706399031599</text:p>
          </table:table-cell>
          <table:table-cell office:value-type="float" office:value="-0.0000406401707603959" calcext:value-type="float">
            <text:p>-0.000040640170760</text:p>
          </table:table-cell>
          <table:table-cell office:value-type="float" office:value="-0.000828583947832112" calcext:value-type="float">
            <text:p>-0.000828583947832</text:p>
          </table:table-cell>
          <table:table-cell office:value-type="float" office:value="0.0188155895469011" calcext:value-type="float">
            <text:p>0.018815589546901</text:p>
          </table:table-cell>
          <table:table-cell office:value-type="float" office:value="-0.00376104766985362" calcext:value-type="float">
            <text:p>-0.003761047669854</text:p>
          </table:table-cell>
          <table:table-cell office:value-type="float" office:value="-0.000267953860157801" calcext:value-type="float">
            <text:p>-0.000267953860158</text:p>
          </table:table-cell>
          <table:table-cell office:value-type="float" office:value="0.000003224930069816" calcext:value-type="float">
            <text:p>0.0000032249300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06" calcext:value-type="float">
            <text:p>0.045212400141511</text:p>
          </table:table-cell>
          <table:table-cell office:value-type="float" office:value="0.0223027583141341" calcext:value-type="float">
            <text:p>0.022302758314134</text:p>
          </table:table-cell>
          <table:table-cell office:value-type="float" office:value="0.00311784635193075" calcext:value-type="float">
            <text:p>0.003117846351931</text:p>
          </table:table-cell>
          <table:table-cell office:value-type="float" office:value="-0.00000468130465440806" calcext:value-type="float">
            <text:p>-0.000004681304654</text:p>
          </table:table-cell>
          <table:table-cell office:value-type="float" office:value="-0.000269813150981815" calcext:value-type="float">
            <text:p>-0.000269813150982</text:p>
          </table:table-cell>
          <table:table-cell office:value-type="float" office:value="0.0139168200277098" calcext:value-type="float">
            <text:p>0.013916820027710</text:p>
          </table:table-cell>
          <table:table-cell office:value-type="float" office:value="-0.00239811399527542" calcext:value-type="float">
            <text:p>-0.002398113995275</text:p>
          </table:table-cell>
          <table:table-cell office:value-type="float" office:value="-0.000238272144988138" calcext:value-type="float">
            <text:p>-0.000238272144988</text:p>
          </table:table-cell>
          <table:table-cell office:value-type="float" office:value="0.00000115862370414392" calcext:value-type="float">
            <text:p>0.00000115862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4" calcext:value-type="float">
            <text:p>0.030014892663063</text:p>
          </table:table-cell>
          <table:table-cell office:value-type="float" office:value="0.0154012225004064" calcext:value-type="float">
            <text:p>0.015401222500406</text:p>
          </table:table-cell>
          <table:table-cell office:value-type="float" office:value="0.00205641406532718" calcext:value-type="float">
            <text:p>0.002056414065327</text:p>
          </table:table-cell>
          <table:table-cell office:value-type="float" office:value="-0.00000504383850700911" calcext:value-type="float">
            <text:p>-0.000005043838507</text:p>
          </table:table-cell>
          <table:table-cell office:value-type="float" office:value="-0.000202901127376398" calcext:value-type="float">
            <text:p>-0.000202901127376</text:p>
          </table:table-cell>
          <table:table-cell office:value-type="float" office:value="0.0107209721125333" calcext:value-type="float">
            <text:p>0.010720972112533</text:p>
          </table:table-cell>
          <table:table-cell office:value-type="float" office:value="-0.0016681010543849" calcext:value-type="float">
            <text:p>-0.001668101054385</text:p>
          </table:table-cell>
          <table:table-cell office:value-type="float" office:value="-0.0000509417102884553" calcext:value-type="float">
            <text:p>-0.000050941710288</text:p>
          </table:table-cell>
          <table:table-cell office:value-type="float" office:value="0.000000738187121803824" calcext:value-type="float">
            <text:p>0.000000738187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75" calcext:value-type="float">
            <text:p>0.021933564042858</text:p>
          </table:table-cell>
          <table:table-cell office:value-type="float" office:value="0.00751971501094393" calcext:value-type="float">
            <text:p>0.007519715010944</text:p>
          </table:table-cell>
          <table:table-cell office:value-type="float" office:value="0.000945119940511708" calcext:value-type="float">
            <text:p>0.000945119940512</text:p>
          </table:table-cell>
          <table:table-cell office:value-type="float" office:value="-0.00000133704948425375" calcext:value-type="float">
            <text:p>-0.000001337049484</text:p>
          </table:table-cell>
          <table:table-cell office:value-type="float" office:value="-0.0000935481095517763" calcext:value-type="float">
            <text:p>-0.000093548109552</text:p>
          </table:table-cell>
          <table:table-cell office:value-type="float" office:value="0.00684947404012831" calcext:value-type="float">
            <text:p>0.006849474040128</text:p>
          </table:table-cell>
          <table:table-cell office:value-type="float" office:value="-0.000821824383804028" calcext:value-type="float">
            <text:p>-0.000821824383804</text:p>
          </table:table-cell>
          <table:table-cell office:value-type="float" office:value="-0.0000199118438625861" calcext:value-type="float">
            <text:p>-0.000019911843863</text:p>
          </table:table-cell>
          <table:table-cell office:value-type="float" office:value="0.000000159474811147294" calcext:value-type="float">
            <text:p>0.00000015947481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25:.B40])" office:value-type="float" office:value="0.269947518524422" calcext:value-type="float">
            <text:p>0.269947518524422</text:p>
          </table:table-cell>
          <table:table-cell table:style-name="Default" table:formula="of:=AVERAGE([.C25:.C40])" office:value-type="float" office:value="0.0322651592351637" calcext:value-type="float">
            <text:p>0.032265159235164</text:p>
          </table:table-cell>
          <table:table-cell table:style-name="Default" table:formula="of:=AVERAGE([.D25:.D40])" office:value-type="float" office:value="0.0166690067445377" calcext:value-type="float">
            <text:p>0.016669006744538</text:p>
          </table:table-cell>
          <table:table-cell table:style-name="Default" table:formula="of:=AVERAGE([.E25:.E40])" office:value-type="float" office:value="0.00222180816461436" calcext:value-type="float">
            <text:p>0.002221808164614</text:p>
          </table:table-cell>
          <table:table-cell table:style-name="Default" table:formula="of:=AVERAGE([.F25:.F40])" office:value-type="float" office:value="-0.00000745250391133377" calcext:value-type="float">
            <text:p>-7.45250391133377E-06</text:p>
          </table:table-cell>
          <table:table-cell table:style-name="Default" table:formula="of:=AVERAGE([.G25:.G40])" office:value-type="float" office:value="-0.000237863257518423" calcext:value-type="float">
            <text:p>-0.000237863257518</text:p>
          </table:table-cell>
          <table:table-cell table:style-name="Default" table:formula="of:=AVERAGE([.H25:.H40])" office:value-type="float" office:value="0.0109248515576371" calcext:value-type="float">
            <text:p>0.010924851557637</text:p>
          </table:table-cell>
          <table:table-cell table:style-name="Default" table:formula="of:=AVERAGE([.I25:.I40])" office:value-type="float" office:value="-0.00180589982249042" calcext:value-type="float">
            <text:p>-0.00180589982249</text:p>
          </table:table-cell>
          <table:table-cell table:style-name="Default" table:formula="of:=AVERAGE([.J25:.J40])" office:value-type="float" office:value="-0.000115331600376144" calcext:value-type="float">
            <text:p>-0.000115331600376</text:p>
          </table:table-cell>
          <table:table-cell table:style-name="Default" table:formula="of:=AVERAGE([.K25:.K40])" office:value-type="float" office:value="0.00000108584995217218" calcext:value-type="float">
            <text:p>1.08584995217218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25:.B40])" office:value-type="float" office:value="0.0574377595497947" calcext:value-type="float">
            <text:p>0.057437759549795</text:p>
          </table:table-cell>
          <table:table-cell table:style-name="Default" table:formula="of:=STDEV([.C25:.C40])" office:value-type="float" office:value="0.0121252186363145" calcext:value-type="float">
            <text:p>0.012125218636315</text:p>
          </table:table-cell>
          <table:table-cell table:style-name="Default" table:formula="of:=STDEV([.D25:.D40])" office:value-type="float" office:value="0.0104857061318431" calcext:value-type="float">
            <text:p>0.010485706131843</text:p>
          </table:table-cell>
          <table:table-cell table:style-name="Default" table:formula="of:=STDEV([.E25:.E40])" office:value-type="float" office:value="0.00145283168254179" calcext:value-type="float">
            <text:p>0.001452831682542</text:p>
          </table:table-cell>
          <table:table-cell table:style-name="Default" table:formula="of:=STDEV([.F25:.F40])" office:value-type="float" office:value="0.0000172234430270794" calcext:value-type="float">
            <text:p>1.72234430270794E-05</text:p>
          </table:table-cell>
          <table:table-cell table:style-name="Default" table:formula="of:=STDEV([.G25:.G40])" office:value-type="float" office:value="0.000280321896566232" calcext:value-type="float">
            <text:p>0.000280321896566</text:p>
          </table:table-cell>
          <table:table-cell table:style-name="Default" table:formula="of:=STDEV([.H25:.H40])" office:value-type="float" office:value="0.00476129371716431" calcext:value-type="float">
            <text:p>0.004761293717164</text:p>
          </table:table-cell>
          <table:table-cell table:style-name="Default" table:formula="of:=STDEV([.I25:.I40])" office:value-type="float" office:value="0.00114740759801386" calcext:value-type="float">
            <text:p>0.001147407598014</text:p>
          </table:table-cell>
          <table:table-cell table:style-name="Default" table:formula="of:=STDEV([.J25:.J40])" office:value-type="float" office:value="0.000120736161762469" calcext:value-type="float">
            <text:p>0.000120736161762</text:p>
          </table:table-cell>
          <table:table-cell table:style-name="Default" table:formula="of:=STDEV([.K25:.K40])" office:value-type="float" office:value="0.00000128606722134666" calcext:value-type="float">
            <text:p>1.28606722134666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43]/AVERAGE([.B25:.B40])" office:value-type="float" office:value="0.212773800862327" calcext:value-type="float">
            <text:p>0.212773800862327</text:p>
          </table:table-cell>
          <table:table-cell table:style-name="ce2" table:formula="of:=[.C43]/AVERAGE([.C25:.C40])" office:value-type="float" office:value="0.375799125860195" calcext:value-type="float">
            <text:p>0.375799125860195</text:p>
          </table:table-cell>
          <table:table-cell table:style-name="ce2" table:formula="of:=[.D43]/AVERAGE([.D25:.D40])" office:value-type="float" office:value="0.629054045783454" calcext:value-type="float">
            <text:p>0.629054045783454</text:p>
          </table:table-cell>
          <table:table-cell table:style-name="ce2" table:formula="of:=[.E43]/AVERAGE([.E25:.E40])" office:value-type="float" office:value="0.653896094937592" calcext:value-type="float">
            <text:p>0.653896094937592</text:p>
          </table:table-cell>
          <table:table-cell table:style-name="Default" table:formula="of:=[.F43]/AVERAGE([.F25:.F40])" office:value-type="float" office:value="-2.31109479874086" calcext:value-type="float">
            <text:p>-2.31109479874086</text:p>
          </table:table-cell>
          <table:table-cell table:style-name="Default" table:formula="of:=[.G43]/AVERAGE([.G25:.G40])" office:value-type="float" office:value="-1.17850020003413" calcext:value-type="float">
            <text:p>-1.17850020003413</text:p>
          </table:table-cell>
          <table:table-cell table:style-name="ce2" table:formula="of:=[.H43]/AVERAGE([.H25:.H40])" office:value-type="float" office:value="0.435822280242873" calcext:value-type="float">
            <text:p>0.435822280242873</text:p>
          </table:table-cell>
          <table:table-cell table:style-name="ce2" table:formula="of:=[.I43]/AVERAGE([.I25:.I40])" office:value-type="float" office:value="-0.635366139208946" calcext:value-type="float">
            <text:p>-0.635366139208946</text:p>
          </table:table-cell>
          <table:table-cell table:style-name="Default" table:formula="of:=[.J43]/AVERAGE([.J25:.J40])" office:value-type="float" office:value="-1.04686106295844" calcext:value-type="float">
            <text:p>-1.04686106295844</text:p>
          </table:table-cell>
          <table:table-cell table:style-name="Default" table:formula="of:=[.K43]/AVERAGE([.K25:.K40])" office:value-type="float" office:value="1.18438760233304" calcext:value-type="float">
            <text:p>1.184387602333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07447392811" calcext:value-type="float">
            <text:p>0.179074473928110</text:p>
          </table:table-cell>
          <table:table-cell office:value-type="float" office:value="0.0157303452804477" calcext:value-type="float">
            <text:p>0.015730345280448</text:p>
          </table:table-cell>
          <table:table-cell office:value-type="float" office:value="0.00329138737978444" calcext:value-type="float">
            <text:p>0.003291387379784</text:p>
          </table:table-cell>
          <table:table-cell office:value-type="float" office:value="0.000396372699193114" calcext:value-type="float">
            <text:p>0.000396372699193</text:p>
          </table:table-cell>
          <table:table-cell office:value-type="float" office:value="-0.000000344861430355774" calcext:value-type="float">
            <text:p>-0.000000344861430</text:p>
          </table:table-cell>
          <table:table-cell office:value-type="float" office:value="-0.0000443849078534477" calcext:value-type="float">
            <text:p>-0.000044384907853</text:p>
          </table:table-cell>
          <table:table-cell office:value-type="float" office:value="0.00408433048304542" calcext:value-type="float">
            <text:p>0.004084330483045</text:p>
          </table:table-cell>
          <table:table-cell office:value-type="float" office:value="-0.000361876835073915" calcext:value-type="float">
            <text:p>-0.000361876835074</text:p>
          </table:table-cell>
          <table:table-cell office:value-type="float" office:value="-0.0000127636242844061" calcext:value-type="float">
            <text:p>-0.000012763624284</text:p>
          </table:table-cell>
          <table:table-cell office:value-type="float" office:value="0.0000000421187577514506" calcext:value-type="float">
            <text:p>0.00000004211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4" calcext:value-type="float">
            <text:p>0.022003095900319</text:p>
          </table:table-cell>
          <table:table-cell office:value-type="float" office:value="0.00318370044366829" calcext:value-type="float">
            <text:p>0.003183700443668</text:p>
          </table:table-cell>
          <table:table-cell office:value-type="float" office:value="0.000362104649491382" calcext:value-type="float">
            <text:p>0.000362104649491</text:p>
          </table:table-cell>
          <table:table-cell office:value-type="float" office:value="-0.000000352655388017368" calcext:value-type="float">
            <text:p>-0.000000352655388</text:p>
          </table:table-cell>
          <table:table-cell office:value-type="float" office:value="-0.0000505915538887385" calcext:value-type="float">
            <text:p>-0.000050591553889</text:p>
          </table:table-cell>
          <table:table-cell office:value-type="float" office:value="0.0042047497370233" calcext:value-type="float">
            <text:p>0.004204749737023</text:p>
          </table:table-cell>
          <table:table-cell office:value-type="float" office:value="-0.000352699474272114" calcext:value-type="float">
            <text:p>-0.000352699474272</text:p>
          </table:table-cell>
          <table:table-cell office:value-type="float" office:value="-0.000010913033238847" calcext:value-type="float">
            <text:p>-0.000010913033239</text:p>
          </table:table-cell>
          <table:table-cell office:value-type="float" office:value="0.0000000310449464205395" calcext:value-type="float">
            <text:p>0.000000031044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09" calcext:value-type="float">
            <text:p>0.014033035538021</text:p>
          </table:table-cell>
          <table:table-cell office:value-type="float" office:value="0.00217264002455827" calcext:value-type="float">
            <text:p>0.002172640024558</text:p>
          </table:table-cell>
          <table:table-cell office:value-type="float" office:value="0.000277096321134826" calcext:value-type="float">
            <text:p>0.000277096321135</text:p>
          </table:table-cell>
          <table:table-cell office:value-type="float" office:value="-0.000000101935591774165" calcext:value-type="float">
            <text:p>-0.000000101935592</text:p>
          </table:table-cell>
          <table:table-cell office:value-type="float" office:value="-0.0000191816735921139" calcext:value-type="float">
            <text:p>-0.000019181673592</text:p>
          </table:table-cell>
          <table:table-cell office:value-type="float" office:value="0.00309627621739772" calcext:value-type="float">
            <text:p>0.003096276217398</text:p>
          </table:table-cell>
          <table:table-cell office:value-type="float" office:value="-0.00023694296292793" calcext:value-type="float">
            <text:p>-0.000236942962928</text:p>
          </table:table-cell>
          <table:table-cell office:value-type="float" office:value="-0.00000942364537396723" calcext:value-type="float">
            <text:p>-0.000009423645374</text:p>
          </table:table-cell>
          <table:table-cell office:value-type="float" office:value="0.00000000944310153976876" calcext:value-type="float">
            <text:p>0.000000009443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89" calcext:value-type="float">
            <text:p>0.020434651198649</text:p>
          </table:table-cell>
          <table:table-cell office:value-type="float" office:value="0.00278856070682039" calcext:value-type="float">
            <text:p>0.002788560706820</text:p>
          </table:table-cell>
          <table:table-cell office:value-type="float" office:value="0.000308902336064522" calcext:value-type="float">
            <text:p>0.000308902336065</text:p>
          </table:table-cell>
          <table:table-cell office:value-type="float" office:value="-0.000000286511527312093" calcext:value-type="float">
            <text:p>-0.000000286511527</text:p>
          </table:table-cell>
          <table:table-cell office:value-type="float" office:value="-0.0000441400476544643" calcext:value-type="float">
            <text:p>-0.000044140047654</text:p>
          </table:table-cell>
          <table:table-cell office:value-type="float" office:value="0.00387289175053876" calcext:value-type="float">
            <text:p>0.003872891750539</text:p>
          </table:table-cell>
          <table:table-cell office:value-type="float" office:value="-0.000309957296344483" calcext:value-type="float">
            <text:p>-0.000309957296344</text:p>
          </table:table-cell>
          <table:table-cell office:value-type="float" office:value="-0.00000742645844072624" calcext:value-type="float">
            <text:p>-0.000007426458441</text:p>
          </table:table-cell>
          <table:table-cell office:value-type="float" office:value="0.000000023539675327752" calcext:value-type="float">
            <text:p>0.000000023539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38609048916" calcext:value-type="float">
            <text:p>0.180386090489160</text:p>
          </table:table-cell>
          <table:table-cell office:value-type="float" office:value="0.0191530063632868" calcext:value-type="float">
            <text:p>0.019153006363287</text:p>
          </table:table-cell>
          <table:table-cell office:value-type="float" office:value="0.00284666827921283" calcext:value-type="float">
            <text:p>0.002846668279213</text:p>
          </table:table-cell>
          <table:table-cell office:value-type="float" office:value="0.000644082413707347" calcext:value-type="float">
            <text:p>0.000644082413707</text:p>
          </table:table-cell>
          <table:table-cell office:value-type="float" office:value="0.000000520866088970658" calcext:value-type="float">
            <text:p>0.000000520866089</text:p>
          </table:table-cell>
          <table:table-cell office:value-type="float" office:value="0.0000227298608952418" calcext:value-type="float">
            <text:p>0.000022729860895</text:p>
          </table:table-cell>
          <table:table-cell office:value-type="float" office:value="0.00334653381966915" calcext:value-type="float">
            <text:p>0.003346533819669</text:p>
          </table:table-cell>
          <table:table-cell office:value-type="float" office:value="-0.000275323233188185" calcext:value-type="float">
            <text:p>-0.000275323233188</text:p>
          </table:table-cell>
          <table:table-cell office:value-type="float" office:value="-0.000000511333945274636" calcext:value-type="float">
            <text:p>-0.000000511333945</text:p>
          </table:table-cell>
          <table:table-cell office:value-type="float" office:value="0.000000015172132291048" calcext:value-type="float">
            <text:p>0.00000001517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16" calcext:value-type="float">
            <text:p>0.012999821313592</text:p>
          </table:table-cell>
          <table:table-cell office:value-type="float" office:value="0.00217789721876718" calcext:value-type="float">
            <text:p>0.002177897218767</text:p>
          </table:table-cell>
          <table:table-cell office:value-type="float" office:value="0.000270821185888448" calcext:value-type="float">
            <text:p>0.000270821185888</text:p>
          </table:table-cell>
          <table:table-cell office:value-type="float" office:value="-0.000000128529247350212" calcext:value-type="float">
            <text:p>-0.000000128529247</text:p>
          </table:table-cell>
          <table:table-cell office:value-type="float" office:value="-0.0000236232995240136" calcext:value-type="float">
            <text:p>-0.000023623299524</text:p>
          </table:table-cell>
          <table:table-cell office:value-type="float" office:value="0.00310683602575356" calcext:value-type="float">
            <text:p>0.003106836025754</text:p>
          </table:table-cell>
          <table:table-cell office:value-type="float" office:value="-0.000238384504109842" calcext:value-type="float">
            <text:p>-0.000238384504110</text:p>
          </table:table-cell>
          <table:table-cell office:value-type="float" office:value="-0.0000082575588807827" calcext:value-type="float">
            <text:p>-0.000008257558881</text:p>
          </table:table-cell>
          <table:table-cell office:value-type="float" office:value="0.0000000152315045656434" calcext:value-type="float">
            <text:p>0.000000015231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462" calcext:value-type="float">
            <text:p>0.006967597378725</text:p>
          </table:table-cell>
          <table:table-cell office:value-type="float" office:value="0.00179499834199276" calcext:value-type="float">
            <text:p>0.001794998341993</text:p>
          </table:table-cell>
          <table:table-cell office:value-type="float" office:value="0.000268759110255957" calcext:value-type="float">
            <text:p>0.000268759110256</text:p>
          </table:table-cell>
          <table:table-cell office:value-type="float" office:value="-0.0000000244580602123044" calcext:value-type="float">
            <text:p>-0.000000024458060</text:p>
          </table:table-cell>
          <table:table-cell office:value-type="float" office:value="-0.0000069408667879932" calcext:value-type="float">
            <text:p>-0.000006940866788</text:p>
          </table:table-cell>
          <table:table-cell office:value-type="float" office:value="0.00248715823417686" calcext:value-type="float">
            <text:p>0.002487158234177</text:p>
          </table:table-cell>
          <table:table-cell office:value-type="float" office:value="-0.0001907799039671" calcext:value-type="float">
            <text:p>-0.000190779903967</text:p>
          </table:table-cell>
          <table:table-cell office:value-type="float" office:value="-0.00000233285667538056" calcext:value-type="float">
            <text:p>-0.000002332856675</text:p>
          </table:table-cell>
          <table:table-cell office:value-type="float" office:value="0.0000000108743336225791" calcext:value-type="float">
            <text:p>0.000000010874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96869270696" calcext:value-type="float">
            <text:p>0.200968692706960</text:p>
          </table:table-cell>
          <table:table-cell office:value-type="float" office:value="0.0236362351723226" calcext:value-type="float">
            <text:p>0.023636235172323</text:p>
          </table:table-cell>
          <table:table-cell office:value-type="float" office:value="0.00332198814076236" calcext:value-type="float">
            <text:p>0.003321988140762</text:p>
          </table:table-cell>
          <table:table-cell office:value-type="float" office:value="0.000480877693216517" calcext:value-type="float">
            <text:p>0.000480877693217</text:p>
          </table:table-cell>
          <table:table-cell office:value-type="float" office:value="-0.000000106780627705331" calcext:value-type="float">
            <text:p>-0.000000106780628</text:p>
          </table:table-cell>
          <table:table-cell office:value-type="float" office:value="-0.0000329378575160639" calcext:value-type="float">
            <text:p>-0.000032937857516</text:p>
          </table:table-cell>
          <table:table-cell office:value-type="float" office:value="0.00418804506900546" calcext:value-type="float">
            <text:p>0.004188045069005</text:p>
          </table:table-cell>
          <table:table-cell office:value-type="float" office:value="-0.00035513880594323" calcext:value-type="float">
            <text:p>-0.000355138805943</text:p>
          </table:table-cell>
          <table:table-cell office:value-type="float" office:value="-0.0000184116913630447" calcext:value-type="float">
            <text:p>-0.000018411691363</text:p>
          </table:table-cell>
          <table:table-cell office:value-type="float" office:value="0.00000003325801563031" calcext:value-type="float">
            <text:p>0.000000033258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121103713471" calcext:value-type="float">
            <text:p>0.191211037134710</text:p>
          </table:table-cell>
          <table:table-cell office:value-type="float" office:value="0.0207619990807383" calcext:value-type="float">
            <text:p>0.020761999080738</text:p>
          </table:table-cell>
          <table:table-cell office:value-type="float" office:value="0.00288017595579787" calcext:value-type="float">
            <text:p>0.002880175955798</text:p>
          </table:table-cell>
          <table:table-cell office:value-type="float" office:value="0.000320462379057787" calcext:value-type="float">
            <text:p>0.000320462379058</text:p>
          </table:table-cell>
          <table:table-cell office:value-type="float" office:value="-0.000000306635884212091" calcext:value-type="float">
            <text:p>-0.000000306635884</text:p>
          </table:table-cell>
          <table:table-cell office:value-type="float" office:value="-0.0000460881165819427" calcext:value-type="float">
            <text:p>-0.000046088116582</text:p>
          </table:table-cell>
          <table:table-cell office:value-type="float" office:value="0.0039499154103483" calcext:value-type="float">
            <text:p>0.003949915410348</text:p>
          </table:table-cell>
          <table:table-cell office:value-type="float" office:value="-0.00031996419709251" calcext:value-type="float">
            <text:p>-0.000319964197093</text:p>
          </table:table-cell>
          <table:table-cell office:value-type="float" office:value="-0.00000788230987541528" calcext:value-type="float">
            <text:p>-0.000007882309875</text:p>
          </table:table-cell>
          <table:table-cell office:value-type="float" office:value="0.0000000262122729893234" calcext:value-type="float">
            <text:p>0.000000026212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1" calcext:value-type="float">
            <text:p>0.019749112579148</text:p>
          </table:table-cell>
          <table:table-cell office:value-type="float" office:value="0.00329449571585555" calcext:value-type="float">
            <text:p>0.003294495715856</text:p>
          </table:table-cell>
          <table:table-cell office:value-type="float" office:value="0.000400180888524926" calcext:value-type="float">
            <text:p>0.000400180888525</text:p>
          </table:table-cell>
          <table:table-cell office:value-type="float" office:value="-0.000000280564498743339" calcext:value-type="float">
            <text:p>-0.000000280564499</text:p>
          </table:table-cell>
          <table:table-cell office:value-type="float" office:value="-0.000042907651802162" calcext:value-type="float">
            <text:p>-0.000042907651802</text:p>
          </table:table-cell>
          <table:table-cell office:value-type="float" office:value="0.00420845262083377" calcext:value-type="float">
            <text:p>0.004208452620834</text:p>
          </table:table-cell>
          <table:table-cell office:value-type="float" office:value="-0.000361789353416328" calcext:value-type="float">
            <text:p>-0.000361789353416</text:p>
          </table:table-cell>
          <table:table-cell office:value-type="float" office:value="-0.00000596297649428817" calcext:value-type="float">
            <text:p>-0.000005962976494</text:p>
          </table:table-cell>
          <table:table-cell office:value-type="float" office:value="0.0000000252328817760729" calcext:value-type="float">
            <text:p>0.000000025232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28" calcext:value-type="float">
            <text:p>0.009165367873019</text:p>
          </table:table-cell>
          <table:table-cell office:value-type="float" office:value="0.00253660070972581" calcext:value-type="float">
            <text:p>0.002536600709726</text:p>
          </table:table-cell>
          <table:table-cell office:value-type="float" office:value="0.000298127559078266" calcext:value-type="float">
            <text:p>0.000298127559078</text:p>
          </table:table-cell>
          <table:table-cell office:value-type="float" office:value="-0.000000166862273175207" calcext:value-type="float">
            <text:p>-0.000000166862273</text:p>
          </table:table-cell>
          <table:table-cell office:value-type="float" office:value="-0.0000207225770196736" calcext:value-type="float">
            <text:p>-0.000020722577020</text:p>
          </table:table-cell>
          <table:table-cell office:value-type="float" office:value="0.0033116241747221" calcext:value-type="float">
            <text:p>0.003311624174722</text:p>
          </table:table-cell>
          <table:table-cell office:value-type="float" office:value="-0.000279809143830943" calcext:value-type="float">
            <text:p>-0.000279809143831</text:p>
          </table:table-cell>
          <table:table-cell office:value-type="float" office:value="-0.0000112445758293135" calcext:value-type="float">
            <text:p>-0.000011244575829</text:p>
          </table:table-cell>
          <table:table-cell office:value-type="float" office:value="0.0000000108575100235782" calcext:value-type="float">
            <text:p>0.000000010857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349466480854" calcext:value-type="float">
            <text:p>0.193494664808540</text:p>
          </table:table-cell>
          <table:table-cell office:value-type="float" office:value="0.0212109588437022" calcext:value-type="float">
            <text:p>0.021210958843702</text:p>
          </table:table-cell>
          <table:table-cell office:value-type="float" office:value="0.00299430026072405" calcext:value-type="float">
            <text:p>0.002994300260724</text:p>
          </table:table-cell>
          <table:table-cell office:value-type="float" office:value="0.000331051889952454" calcext:value-type="float">
            <text:p>0.000331051889952</text:p>
          </table:table-cell>
          <table:table-cell office:value-type="float" office:value="-0.000000329494460311181" calcext:value-type="float">
            <text:p>-0.000000329494460</text:p>
          </table:table-cell>
          <table:table-cell office:value-type="float" office:value="-0.0000481986058041648" calcext:value-type="float">
            <text:p>-0.000048198605804</text:p>
          </table:table-cell>
          <table:table-cell office:value-type="float" office:value="0.0040573066164168" calcext:value-type="float">
            <text:p>0.004057306616417</text:p>
          </table:table-cell>
          <table:table-cell office:value-type="float" office:value="-0.000332906046346449" calcext:value-type="float">
            <text:p>-0.000332906046346</text:p>
          </table:table-cell>
          <table:table-cell office:value-type="float" office:value="-0.00000819981774812256" calcext:value-type="float">
            <text:p>-0.000008199817748</text:p>
          </table:table-cell>
          <table:table-cell office:value-type="float" office:value="0.000000026577395214085" calcext:value-type="float">
            <text:p>0.000000026577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1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447" calcext:value-type="float">
            <text:p>0.000242249053572</text:p>
          </table:table-cell>
          <table:table-cell office:value-type="float" office:value="-0.000000171659183866468" calcext:value-type="float">
            <text:p>-0.000000171659184</text:p>
          </table:table-cell>
          <table:table-cell office:value-type="float" office:value="-0.0000261306193083622" calcext:value-type="float">
            <text:p>-0.000026130619308</text:p>
          </table:table-cell>
          <table:table-cell office:value-type="float" office:value="0.00308924479691553" calcext:value-type="float">
            <text:p>0.003089244796916</text:p>
          </table:table-cell>
          <table:table-cell office:value-type="float" office:value="-0.000238550256151944" calcext:value-type="float">
            <text:p>-0.000238550256152</text:p>
          </table:table-cell>
          <table:table-cell office:value-type="float" office:value="-0.00000599281857328734" calcext:value-type="float">
            <text:p>-0.000005992818573</text:p>
          </table:table-cell>
          <table:table-cell office:value-type="float" office:value="0.0000000150332983585027" calcext:value-type="float">
            <text:p>0.000000015033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4" calcext:value-type="float">
            <text:p>0.022951411045452</text:p>
          </table:table-cell>
          <table:table-cell office:value-type="float" office:value="0.0033109906388061" calcext:value-type="float">
            <text:p>0.003310990638806</text:p>
          </table:table-cell>
          <table:table-cell office:value-type="float" office:value="0.000474070617962264" calcext:value-type="float">
            <text:p>0.000474070617962</text:p>
          </table:table-cell>
          <table:table-cell office:value-type="float" office:value="-0.000000128118349715507" calcext:value-type="float">
            <text:p>-0.000000128118350</text:p>
          </table:table-cell>
          <table:table-cell office:value-type="float" office:value="-0.0000326142862913114" calcext:value-type="float">
            <text:p>-0.000032614286291</text:p>
          </table:table-cell>
          <table:table-cell office:value-type="float" office:value="0.00414991123053659" calcext:value-type="float">
            <text:p>0.004149911230537</text:p>
          </table:table-cell>
          <table:table-cell office:value-type="float" office:value="-0.00035461500260548" calcext:value-type="float">
            <text:p>-0.000354615002605</text:p>
          </table:table-cell>
          <table:table-cell office:value-type="float" office:value="-0.0000179265418350414" calcext:value-type="float">
            <text:p>-0.000017926541835</text:p>
          </table:table-cell>
          <table:table-cell office:value-type="float" office:value="0.0000000312701385083104" calcext:value-type="float">
            <text:p>0.000000031270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3" calcext:value-type="float">
            <text:p>0.017691509709721</text:p>
          </table:table-cell>
          <table:table-cell office:value-type="float" office:value="0.00432218626585624" calcext:value-type="float">
            <text:p>0.004322186265856</text:p>
          </table:table-cell>
          <table:table-cell office:value-type="float" office:value="0.000529812629915809" calcext:value-type="float">
            <text:p>0.000529812629916</text:p>
          </table:table-cell>
          <table:table-cell office:value-type="float" office:value="-0.000000484989498655477" calcext:value-type="float">
            <text:p>-0.000000484989499</text:p>
          </table:table-cell>
          <table:table-cell office:value-type="float" office:value="-0.0000541390203756096" calcext:value-type="float">
            <text:p>-0.000054139020376</text:p>
          </table:table-cell>
          <table:table-cell office:value-type="float" office:value="0.00485857549057172" calcext:value-type="float">
            <text:p>0.004858575490572</text:p>
          </table:table-cell>
          <table:table-cell office:value-type="float" office:value="-0.000474046704492554" calcext:value-type="float">
            <text:p>-0.000474046704493</text:p>
          </table:table-cell>
          <table:table-cell office:value-type="float" office:value="-0.00000957667184959108" calcext:value-type="float">
            <text:p>-0.000009576671850</text:p>
          </table:table-cell>
          <table:table-cell office:value-type="float" office:value="0.0000000455648490745961" calcext:value-type="float">
            <text:p>0.000000045564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1" calcext:value-type="float">
            <text:p>0.017309554224217</text:p>
          </table:table-cell>
          <table:table-cell office:value-type="float" office:value="0.0025935210401065" calcext:value-type="float">
            <text:p>0.002593521040107</text:p>
          </table:table-cell>
          <table:table-cell office:value-type="float" office:value="0.00032314258008688" calcext:value-type="float">
            <text:p>0.000323142580087</text:p>
          </table:table-cell>
          <table:table-cell office:value-type="float" office:value="-0.000000183129380189544" calcext:value-type="float">
            <text:p>-0.000000183129380</text:p>
          </table:table-cell>
          <table:table-cell office:value-type="float" office:value="-0.0000313491087696068" calcext:value-type="float">
            <text:p>-0.000031349108770</text:p>
          </table:table-cell>
          <table:table-cell office:value-type="float" office:value="0.00355312360043699" calcext:value-type="float">
            <text:p>0.003553123600437</text:p>
          </table:table-cell>
          <table:table-cell office:value-type="float" office:value="-0.000283797307502453" calcext:value-type="float">
            <text:p>-0.000283797307502</text:p>
          </table:table-cell>
          <table:table-cell office:value-type="float" office:value="-0.00000356742415124019" calcext:value-type="float">
            <text:p>-0.000003567424151</text:p>
          </table:table-cell>
          <table:table-cell office:value-type="float" office:value="0.0000000221056868629509" calcext:value-type="float">
            <text:p>0.00000002210568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47:.B62])" office:value-type="float" office:value="0.17808990797043" calcext:value-type="float">
            <text:p>0.17808990797043</text:p>
          </table:table-cell>
          <table:table-cell table:style-name="Default" table:formula="of:=AVERAGE([.C47:.C62])" office:value-type="float" office:value="0.0172282185581206" calcext:value-type="float">
            <text:p>0.017228218558121</text:p>
          </table:table-cell>
          <table:table-cell table:style-name="Default" table:formula="of:=AVERAGE([.D47:.D62])" office:value-type="float" office:value="0.00285379763907666" calcext:value-type="float">
            <text:p>0.002853797639077</text:p>
          </table:table-cell>
          <table:table-cell table:style-name="Default" table:formula="of:=AVERAGE([.E47:.E62])" office:value-type="float" office:value="0.000370507125443934" calcext:value-type="float">
            <text:p>0.000370507125444</text:p>
          </table:table-cell>
          <table:table-cell table:style-name="Default" table:formula="of:=AVERAGE([.F47:.F62])" office:value-type="float" office:value="-0.000000179769957039088" calcext:value-type="float">
            <text:p>-1.79769957039088E-07</text:p>
          </table:table-cell>
          <table:table-cell table:style-name="Default" table:formula="of:=AVERAGE([.G47:.G62])" office:value-type="float" office:value="-0.0000313262707421516" calcext:value-type="float">
            <text:p>-3.13262707421516E-05</text:p>
          </table:table-cell>
          <table:table-cell table:style-name="Default" table:formula="of:=AVERAGE([.H47:.H62])" office:value-type="float" office:value="0.003722810954837" calcext:value-type="float">
            <text:p>0.003722810954837</text:p>
          </table:table-cell>
          <table:table-cell table:style-name="Default" table:formula="of:=AVERAGE([.I47:.I62])" office:value-type="float" office:value="-0.000310411314204091" calcext:value-type="float">
            <text:p>-0.000310411314204</text:p>
          </table:table-cell>
          <table:table-cell table:style-name="Default" table:formula="of:=AVERAGE([.J47:.J62])" office:value-type="float" office:value="-0.00000877458365992054" calcext:value-type="float">
            <text:p>-8.77458365992054E-06</text:p>
          </table:table-cell>
          <table:table-cell table:style-name="Default" table:formula="of:=AVERAGE([.K47:.K62])" office:value-type="float" office:value="0.0000000239710312472819" calcext:value-type="float">
            <text:p>2.39710312472819E-08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47:.B62])" office:value-type="float" office:value="0.0207447228708694" calcext:value-type="float">
            <text:p>0.020744722870869</text:p>
          </table:table-cell>
          <table:table-cell table:style-name="Default" table:formula="of:=STDEV([.C47:.C62])" office:value-type="float" office:value="0.00500023706951822" calcext:value-type="float">
            <text:p>0.005000237069518</text:p>
          </table:table-cell>
          <table:table-cell table:style-name="Default" table:formula="of:=STDEV([.D47:.D62])" office:value-type="float" office:value="0.000622270988395993" calcext:value-type="float">
            <text:p>0.000622270988396</text:p>
          </table:table-cell>
          <table:table-cell table:style-name="Default" table:formula="of:=STDEV([.E47:.E62])" office:value-type="float" office:value="0.000111221431881984" calcext:value-type="float">
            <text:p>0.000111221431882</text:p>
          </table:table-cell>
          <table:table-cell table:style-name="Default" table:formula="of:=STDEV([.F47:.F62])" office:value-type="float" office:value="0.000000222456691009539" calcext:value-type="float">
            <text:p>2.22456691009539E-07</text:p>
          </table:table-cell>
          <table:table-cell table:style-name="Default" table:formula="of:=STDEV([.G47:.G62])" office:value-type="float" office:value="0.0000195452293648901" calcext:value-type="float">
            <text:p>1.95452293648901E-05</text:p>
          </table:table-cell>
          <table:table-cell table:style-name="Default" table:formula="of:=STDEV([.H47:.H62])" office:value-type="float" office:value="0.000606260844980243" calcext:value-type="float">
            <text:p>0.00060626084498</text:p>
          </table:table-cell>
          <table:table-cell table:style-name="Default" table:formula="of:=STDEV([.I47:.I62])" office:value-type="float" office:value="0.0000689648901286272" calcext:value-type="float">
            <text:p>6.89648901286272E-05</text:p>
          </table:table-cell>
          <table:table-cell table:style-name="Default" table:formula="of:=STDEV([.J47:.J62])" office:value-type="float" office:value="0.00000489917919584006" calcext:value-type="float">
            <text:p>4.89917919584006E-06</text:p>
          </table:table-cell>
          <table:table-cell table:style-name="Default" table:formula="of:=STDEV([.K47:.K62])" office:value-type="float" office:value="0.0000000109255178277728" calcext:value-type="float">
            <text:p>1.09255178277728E-08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65]/AVERAGE([.B47:.B62])" office:value-type="float" office:value="0.11648455045703" calcext:value-type="float">
            <text:p>0.11648455045703</text:p>
          </table:table-cell>
          <table:table-cell table:style-name="ce2" table:formula="of:=[.C65]/AVERAGE([.C47:.C62])" office:value-type="float" office:value="0.290235293489548" calcext:value-type="float">
            <text:p>0.290235293489548</text:p>
          </table:table-cell>
          <table:table-cell table:style-name="ce2" table:formula="of:=[.D65]/AVERAGE([.D47:.D62])" office:value-type="float" office:value="0.218050144787886" calcext:value-type="float">
            <text:p>0.218050144787886</text:p>
          </table:table-cell>
          <table:table-cell table:style-name="ce2" table:formula="of:=[.E65]/AVERAGE([.E47:.E62])" office:value-type="float" office:value="0.30018702541475" calcext:value-type="float">
            <text:p>0.30018702541475</text:p>
          </table:table-cell>
          <table:table-cell table:style-name="Default" table:formula="of:=[.F65]/AVERAGE([.F47:.F62])" office:value-type="float" office:value="-1.23745198960675" calcext:value-type="float">
            <text:p>-1.23745198960675</text:p>
          </table:table-cell>
          <table:table-cell table:style-name="Default" table:formula="of:=[.G65]/AVERAGE([.G47:.G62])" office:value-type="float" office:value="-0.623924549646143" calcext:value-type="float">
            <text:p>-0.623924549646143</text:p>
          </table:table-cell>
          <table:table-cell table:style-name="ce2" table:formula="of:=[.H65]/AVERAGE([.H47:.H62])" office:value-type="float" office:value="0.162850290367964" calcext:value-type="float">
            <text:p>0.162850290367964</text:p>
          </table:table-cell>
          <table:table-cell table:style-name="ce2" table:formula="of:=[.I65]/AVERAGE([.I47:.I62])" office:value-type="float" office:value="-0.222172604453727" calcext:value-type="float">
            <text:p>-0.222172604453727</text:p>
          </table:table-cell>
          <table:table-cell table:style-name="Default" table:formula="of:=[.J65]/AVERAGE([.J47:.J62])" office:value-type="float" office:value="-0.558337510441427" calcext:value-type="float">
            <text:p>-0.558337510441427</text:p>
          </table:table-cell>
          <table:table-cell table:style-name="Default" table:formula="of:=[.K65]/AVERAGE([.K47:.K62])" office:value-type="float" office:value="0.455780050305996" calcext:value-type="float">
            <text:p>0.455780050305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5:56:14.507537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40:25.740576451</meta:creation-date>
    <dc:date>2020-01-04T16:52:37.234368008</dc:date>
    <meta:editing-duration>PT43M33S</meta:editing-duration>
    <meta:editing-cycles>3</meta:editing-cycles>
    <meta:generator>LibreOffice/6.0.7.3$Linux_X86_64 LibreOffice_project/00m0$Build-3</meta:generator>
    <meta:document-statistic meta:table-count="1" meta:cell-count="661" meta:object-count="0"/>
  </office:meta>
</office:document-meta>
</file>